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0171a" officeooo:paragraph-rsid="001017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8:02:17.217192088</meta:creation-date>
    <dc:date>2018-07-02T18:02:42.356922513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5.2$Linux_X86_64 LibreOffice_project/00$Build-2</meta:generator>
  </office:meta>
</office:document-meta>
</file>